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sicMan Valentine</text:p>
      <text:p text:style-name="Standard"/>
      <text:p text:style-name="Standard">- korpus- jesion<text:line-break/>- gryf- klon falisty<text:line-break/>- podstrunnica- klon falisty<text:line-break/>- menzura- 25,5'', radius 12''<text:line-break/>- 22 progi 2,7mm<text:line-break/>- pickguard + zaślepka z winyla<text:line-break/>- siodełko z kości<text:line-break/>- wykończenie- open-grain nitro, lekki relic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1M33S</meta:editing-duration>
    <meta:editing-cycles>4</meta:editing-cycles>
    <meta:generator>OpenOffice.org/3.1$Win32 OpenOffice.org_project/310m19$Build-9420</meta:generator>
    <dc:date>2018-03-10T16:48:57.23</dc:date>
    <meta:document-statistic meta:table-count="0" meta:image-count="0" meta:object-count="0" meta:page-count="1" meta:paragraph-count="2" meta:word-count="38" meta:character-count="229"/>
    <meta:user-defined meta:name="Info 1"/>
    <meta:user-defined meta:name="Info 2"/>
    <meta:user-defined meta:name="Info 3"/>
    <meta:user-defined meta:name="Info 4"/>
  </office:meta>
</office:document-meta>
</file>